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200%" fo:text-align="start" style:justify-single-word="false"/>
    </style:style>
    <style:style style:name="P6" style:family="paragraph" style:parent-style-name="Standard" style:list-style-name="L1">
      <style:paragraph-properties fo:line-height="200%" fo:text-align="start" style:justify-single-word="false"/>
    </style:style>
    <style:style style:name="P7" style:family="paragraph" style:parent-style-name="Heading_20_1">
      <style:paragraph-properties fo:line-height="150%" fo:text-align="center" style:justify-single-word="false"/>
    </style:style>
    <style:style style:name="P8" style:family="paragraph" style:parent-style-name="Heading_20_5">
      <style:paragraph-properties fo:line-height="200%"/>
    </style:style>
    <style:style style:name="P9" style:family="paragraph" style:parent-style-name="Heading_20_3">
      <style:paragraph-properties fo:line-height="150%" fo:text-align="start" style:justify-single-word="false"/>
    </style:style>
    <style:style style:name="P10" style:family="paragraph" style:parent-style-name="Heading_20_3">
      <style:paragraph-properties fo:line-height="200%"/>
    </style:style>
    <style:style style:name="P11" style:family="paragraph">
      <style:paragraph-properties fo:text-align="center"/>
    </style:style>
    <style:style style:name="P12" style:family="paragraph">
      <style:text-properties fo:font-size="10pt" style:font-size-asian="10pt" style:font-size-complex="10pt"/>
    </style:style>
    <style:style style:name="T1" style:family="text">
      <style:text-properties style:text-underline-style="none"/>
    </style:style>
    <style:style style:name="T2" style:family="text">
      <style:text-properties style:font-name="Times New Roman1"/>
    </style:style>
    <style:style style:name="T3"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hatch" draw:fill-color="#d7ecf8" draw:fill-hatch-name="Hatch_20_1" draw:fill-hatch-solid="true"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hatch" draw:fill-color="#d7ecf8" draw:fill-hatch-name="Hatch_20_1" draw:fill-hatch-solid="tru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2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sting Theories Of The Choice To Vote Via Predictive Analytics: A Prospectus</text:h>
      <text:h text:style-name="P9" text:outline-level="3">Introduction</text:h>
      <text:p text:style-name="P3"><text:tab/>The most exciting phrase to hear in science, the one that heralds new discoveries, is not 'Eureka!', but 'That's funny …'</text:p>
      <text:p text:style-name="P4"><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gives each variable in the data set the chance to demonstrate its predictive ability. The algorithm parses the dataset in a manner that both enables the comparison of different theories' predictions and the <text:soft-page-break/>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2">α</text:span> determining whether a connection is found (Verzani 2005). Due to the low threshold of <text:span text:style-name="T2">α</text:span>, and the potential for false positives and manipulation, political science's approach can lead to questionable conclusions.</text:p>
      <text:p text:style-name="P2"><text:tab/>Although our dependence on statistical significance requires a willingness to accept some uncertainty, it has some demonstrable problems in its practice, making conclusions drawn from it <text:soft-page-break/>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h text:style-name="P8" text:outline-level="5">Predictive Versus Exploratory Modeling</text:h>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1">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suggests a set of results that prevent the theoretical capriciousness that Shapiro decries. It does this by requiring a set of logically consistent outcomes from theory, as a theory generally cannot only suggest the importance of a particular predictor, especially when its prediction is compared to analytics' finding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1">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chniques, as discussed by Hastie, Friedman, and Tibshirani (2009), based on the cross-validation </text:span><text:soft-page-break/><text:span text:style-name="T1">techniques described by Kuhn and Johnson (2013).</text:span> This approach, known as the Best Subset in Validation Algorithm (BeSiVa, for short), should enable predictive modeling as a means of making predictions and testing theory, looking specifically at the choice to vote.</text:p>
      <text:p text:style-name="P2"/>
      <text:h text:style-name="P10"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 </text:p>
      <text:p text:style-name="P2"><draw:frame text:anchor-type="paragraph" draw:z-index="10" draw:style-name="gr7" draw:text-style-name="P12" svg:width="6.4449in" svg:height="0.4803in" svg:x="-0.002in" svg:y="0.0772in"><draw:text-box><text:p><text:span text:style-name="T3">Figure 1: A diagram showing the first step of the BeSiVa algorithm. The data are divided into these two subgroups at random, in order to make predictions, and to make sure that those predictions are not based on overfitting the data.</text:span></text:p></draw:text-box></draw:frame></text:p>
      <text:p text:style-name="P2"/>
      <text:p text:style-name="P2"><draw:rect text:anchor-type="paragraph" draw:z-index="0" draw:style-name="gr1" draw:text-style-name="P11" svg:width="1.1248in" svg:height="2.0996in" svg:x="0.4in" svg:y="-0.1075in"><text:p/></draw:rect><draw:custom-shape text:anchor-type="paragraph" draw:z-index="1" draw:style-name="gr2" svg:width="1.0287in" svg:height="0.2307in" draw:transform="skewX (-0.00610865238197899) rotate (0.3490658503988) translate (1.52430555555556in 0.370833333333333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 draw:style-name="gr1" draw:text-style-name="P11" svg:width="1.1248in" svg:height="0.4205in" svg:x="2.6654in" svg:y="-0.1047in"><text:p/></draw:rect><draw:frame text:anchor-type="paragraph" draw:z-index="5" draw:style-name="gr4" draw:text-style-name="P12" svg:width="1.8094in" svg:height="0.2197in" svg:x="3.7898in" svg:y="0.0043in"><draw:text-box><text:p><text:span text:style-name="T3">Test Set</text:span></text:p></draw:text-box></draw:frame><draw:rect text:anchor-type="paragraph" draw:z-index="7" draw:style-name="gr6" draw:text-style-name="P11" svg:width="0.0858in" svg:height="2.0996in" svg:x="0.4in" svg:y="-0.1075in"><text:p/></draw:rect><draw:rect text:anchor-type="paragraph" draw:z-index="8" draw:style-name="gr6" draw:text-style-name="P11" svg:width="0.085in" svg:height="0.4205in" svg:x="2.5807in" svg:y="-0.1047in"><text:p/></draw:rect></text:p>
      <text:p text:style-name="P2"><draw:rect text:anchor-type="paragraph" draw:z-index="4" draw:style-name="gr3" draw:text-style-name="P11" svg:width="1.1248in" svg:height="1.428in" svg:x="2.6654in" svg:y="0.1665in"><text:p/></draw:rect><draw:rect text:anchor-type="paragraph" draw:z-index="9" draw:style-name="gr6" draw:text-style-name="P11" svg:width="0.085in" svg:height="1.428in" svg:x="2.5807in" svg:y="0.1665in"><text:p/></draw:rect></text:p>
      <text:p text:style-name="P2"><draw:custom-shape text:anchor-type="paragraph" draw:z-index="2" draw:style-name="gr2" svg:width="1.0276in" svg:height="0.2307in" draw:transform="skewX (0.00610865238197903) rotate (-0.349065850399987) translate (1.61527777777778in 0.0597222222222222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frame text:anchor-type="paragraph" draw:z-index="6" draw:style-name="gr5" draw:text-style-name="P12" svg:width="1.8094in" svg:height="0.2205in" svg:x="3.7898in" svg:y="-0.0492in"><draw:text-box><text:p><text:span text:style-name="T3">Training Set</text:span></text:p></draw:text-box></draw:frame></text:p>
      <text:p text:style-name="P2"/>
      <text:p text:style-name="P2"/>
      <text:p text:style-name="P2"/>
      <text:p text:style-name="P2"/>
      <text:p text:style-name="P2"><text:soft-page-break/><text:tab/>The BeSiVa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is split is necessary, as a failure to divide the data and use the whole set for estimation and testing may lead to overfitting. When data are overfit, idiosyncrasies in the whole of the data are predicted better than general trends, and making a prediction on the test set prevents this problem (Clark 2004). The observations were split at random between training and test sets at a ratio of 90-10, as per the request of the campaign. Having randomly divided the data into these two subsets, the algorithm can proceed.</text:p>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text:soft-page-break/>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4583786301639201427" text:style-name="L1">
        <text:list-item>
          <text:p text:style-name="P6">Divide the data at random into two subsets: training (to estimate models) and test (to determine how well the models work) sets</text:p>
        </text:list-item>
        <text:list-item>
          <text:p text:style-name="P6">Estimate one variable models using the training data for each variable in the data set</text:p>
        </text:list-item>
        <text:list-item>
          <text:p text:style-name="P6">Test each model by predicting the dependent variable outcomes in the test data</text:p>
          <text:list>
            <text:list-item>
              <text:p text:style-name="P6"><text:s/>Get the percent of dependent variables correctly predicted for each model</text:p>
            </text:list-item>
          </text:list>
        </text:list-item>
        <text:list-item>
          <text:p text:style-name="P6">Record whichever predictor has the highest PCP (the “best” predictor)</text:p>
          <text:list>
            <text:list-item>
              <text:p text:style-name="P6">remove this predictor from the list of predictors to iterate over</text:p>
            </text:list-item>
          </text:list>
        </text:list-item>
        <text:list-item>
          <text:p text:style-name="P6">Return to step two, but keep the best predictor in all estimated models. </text:p>
        </text:list-item>
        <text:list-item>
          <text:p text:style-name="P6">Repeat steps 2-5 for as many variables as desired, adding the best predictors to the model</text:p>
          <text:list>
            <text:list-item>
              <text:p text:style-name="P6">(Optional: State a minimum increase in PCP. If no variable increases the PCP by the minimum, stop the algorithm)</text:p>
            </text:list-item>
          </text:list>
        </text:list-item>
      </text:list>
      <text:p text:style-name="P2"><text:tab/>To demonstrate the functionality of the BeSiVa algorithm, I used it on a question concerning the choice to vote in the 2012 presidential election in the general social survey. Based on the algorithm's determination, the most capable predictor of whether someone chose to vote in 2012 was whether they chose to vote in 2008 (vote08), which led to a correct prediction of the choice to vote in 86% of the cases. In its second iteration, the algorithm chose education as a predictor (educ), which brought up the percent of observations correctly predicted to 88%. At this point, multiple variables started predicting the same fraction of observations correctly, suggesting the need for additional data.</text:p>
      <text:p text:style-name="P2"><text:tab/>For a more thorough demonstration of the algorithm with the same data, I removed whether <text:soft-page-break/>someone voted in 2008 as a possible predictor. Once that variable was removed from consideration, party identification (partyid) became the first variable to show relevance, leading to a correct prediction of 76.8% of observations in the holdout set. The next most relevant predictor was another measure of education (degree), leading to 79.7% correctly predicted among the holdout set (the original measure was up there, but had slightly fewer correct predictions, leading to degree's prominence). The next two variables to maximize predictive accuracy were sex and race, which were tied for 80.2% of observations correctly predicted. Not sure what to do if a tie occurred, I added both variables to the next regression. The resulting variable that maximizes predictions (rplace) involves the respondent's relationship with or position as the head of the house. Only one additional correct observation is added by this variable, however, again suggesting the need for further research.</text:p>
      <text:p text:style-name="P2"/>
      <text:h text:style-name="P10" text:outline-level="3">A Plan for the Dissertation</text:h>
      <text:p text:style-name="P2"><text:tab/>My plan for this dissertation revolves around two distinct objectives: demonstrating the utility of BeSiVa to make predictions on collections of data, and comparing the algorithm against alternative approaches. These alternatives include theoretically driven models, as well as variations on the algorithm. In chapter one, I will lay out a more advanced description of the algorithm described above, describing how it can be used to make predictions, and then making them on the GSS in a more systemic fashion. I will apply BeSiVa to the GSS and make comparisons with the alternative approaches using its predictions and inferential statistics. I will compare the algorithm's outputs to other approaches in the literature such as Campbell et al. (1960), Key (1966), and Rosenstone and Hansen (1993). In doing so, I will argue that by the criterion of prediction, some theories in the literature are more capable of predicting the choice to vote than others, demonstrating how predictive modeling and the BeSiVa algorithm add a new means of evaluating theory.</text:p>
      <text:p text:style-name="P2"><text:soft-page-break/><text:tab/>In its consideration of the data, BeSiVa's proposed models currently tend to select fewer variables than the models proposed by theory. Despite this, a set of questions concerning the algorithm's use of the data remain, and will be explored in the second chapter. Chapter two will feature a discussion of BeSiVa as it compares to variations on the algorithm's design. This chapter will feature the predictions of the algorithm using different targets, datasets used for prediction. These variations will focus on what data that is used, especially looking at what happens when the entire data set is predicted, with no data held out separately for testing. Another variation features multiple holdout sets, dealing with the possibility of an unrepresentative set of <text:s/>held out data by adding a step to BeSiVa, in which several subsets of the data are tested, and the PCPs are averaged. All variations on the algorithm will continue to use the GSS data, making comparisons to the models proposed by the original algorithm and the theoretical approaches in chapter one. Through this comparison of algorithmic variations, chapter two will elaborate on the use of predictive approaches to exploring data, further testing the algorithm and the theoretical explanations of the choice to vote. </text:p>
      <text:p text:style-name="P2"><text:tab/>Having explored the algorithm, as well as variations thereof, Chapter three will focus on using the algorithm to compare predictors of the choice to vote across different electoral contexts. Using the GSS's data, the choice to vote in different elections will be tested using the algorithm, noting whether the relevant predictors remain constant or vary. In addition to looking at the algorithm's predictions over time, the chapter will discuss how the algorithm's models compare to theory in terms of the accuracy of the predictions and the independent variables each recommends. This should allow for a comparison of the predictive models to the theoretical approach and offer a suggestion of the theoretical models' veracity, with concurrence indicating further verification of theory. This comparison represents a demonstration of predictive modeling's capability to explain the choice to vote in terms of what variables lead to the best predictions on the data. In doing so, BeSiVa, in its current or modified form (based on the findings of Chapter two), will challenge or verify theory in order to create <text:soft-page-break/>a new understanding of predictive modeling and the choice to vote.</text:p>
      <text:p text:style-name="P2"><text:tab/>The BeSiVa algorithm represented an attempt to solve a specific problem for a campaign, involving a question of many variables and little direction. Using this algorithm, my solution, on publicly available data for the first time, I uncovered a set of findings that suggest both verification of and challenges to existing theory. For this reason, I will examine GSS data with my algorithm, using the results as a means of reconsidering theory. I also plan to evaluate the algorithm in terms of differing conceptions of predictive modeling, looking at alternative data to make predictions. In doing so, I intend to challenge theory, using my approach as a new means of evaluating theorists' arguments. This approach challenges theory on a new dimension, using predictive modeling to force explanations to be held up not only to inferential statistics, but to a new criterion: prediction. Such an approach demands additional rigor, requiring explanations that hold up to further scrutiny. For my dissertation I plan to turn a means of applying this criterion to explore relevant theories and use the models the approach suggests to verify or challenge theories that relate to the choice to vote. This algorithm I created, designed to determine a set of useful predictors from a large collection of possibilities, will allow me to use large data sets as a means of reconsidering the question of the choice to vo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hatch draw:name="Hatch_20_1" draw:display-name="Hatch 1" draw:style="single" draw:color="#000000" draw:distance="0.0622in" draw:rotation="9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4-02T15:25:15</dc:date>
    <dc:creator>Benjamin Rogers</dc:creator>
    <meta:editing-duration>P1DT21H42M11S</meta:editing-duration>
    <meta:editing-cycles>1130</meta:editing-cycles>
    <meta:generator>OpenOffice/4.1.2$Unix OpenOffice.org_project/412m3$Build-9782</meta:generator>
    <meta:document-statistic meta:table-count="0" meta:image-count="0" meta:object-count="0" meta:page-count="11" meta:paragraph-count="39" meta:word-count="3457" meta:character-count="22251"/>
  </office:meta>
</office:document-meta>
</file>